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350011506750229800"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246808313504207247"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4795123146179854426"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317208494133237711"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6112406992551748690" text:style-name="L5">
        <text:list-item>
          <text:list>
            <text:list-header>
              <text:p text:style-name="P110">0.75 mile splits: 9:06, 9:24, 8:13</text:p>
              <text:p text:style-name="P11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7467454797847557732"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110526574403506761"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2399175908009247812"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36659987" text:continue-list="list3110526574403506761"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24">Mon Oct 5, 2020* <text:span text:style-name="T1">2.1 miles</text:span> of walking on very hilly roads</text:p>
      <text:p text:style-name="P24"><text:span text:style-name="T1">Warm up:</text:span> 0.25 mile walk to the cemetery</text:p>
      <text:p text:style-name="P10">Walk, starting to collect data for a HeartBeats/Mile investigation:</text:p>
      <text:list xml:id="list4674267252315343476" text:style-name="L9">
        <text:list-item>
          <text:list>
            <text:list-header>
              <text:p text:style-name="P108">0.8 mile downhill walk, Ave Pace: 15:16/mile, Ave HR: 76,-&gt;1160 HeartBeats/Mile, 267 ft/mile el. gain <text:s/></text:p>
              <text:p text:style-name="P108">0.8 mile uphill walk, <text:s text:c="5"/>Ave Pace: 15:56/mile, Ave HR: 89,-&gt;1418 HeartBeats/Mile, 267 ft/mile el. loss</text:p>
            </text:list-header>
          </text:list>
        </text:list-item>
      </text:list>
      <text:p text:style-name="P10">Warm down:<text:span text:style-name="T2"> 0.25 mile walk home</text:span></text:p>
      <text:p text:style-name="P24"/>
      <text:p text:style-name="P24">Mon Oct 6, 2020* <text:span text:style-name="T1">3.7 miles</text:span> of walking on very hilly roads</text:p>
      <text:p text:style-name="P24">I did the same workout as yesterday except I walked 2 times down and up the hill.</text:p>
      <text:list xml:id="list36644629" text:continue-numbering="true" text:style-name="L9">
        <text:list-item>
          <text:list>
            <text:list-header>
              <text:p text:style-name="P108">0.8 mile downhill walk, Ave Pace: 14:10/mile, Ave HR: 77,-&gt;1091 HeartBeats/Mile, 267 ft/mile el. gain <text:s/></text:p>
              <text:p text:style-name="P108">0.8 mile uphill walk, <text:s text:c="5"/>Ave Pace: 14:34/mile, AveHR:110,-&gt;1602 HeartBeats/Mile, 267 ft/mile el. loss</text:p>
              <text:p text:style-name="P108">0.8 mile downhill walk, Ave Pace: 15:11/mile, Ave HR: 94,-&gt;1427 HeartBeats/Mile, 267 ft/mile el. gain <text:s/></text:p>
              <text:p text:style-name="P108">0.8 mile uphill walk, <text:s text:c="5"/>Ave Pace: 15:54/mile, AveHR:105,-&gt;1670 HeartBeats/Mile, 267 ft/mile el. loss</text:p>
            </text:list-header>
          </text:list>
        </text:list-item>
      </text:list>
      <text:p text:style-name="P24"/>
      <text:p text:style-name="P24">Mon Oct 7, 2020* <text:span text:style-name="T1">3.7 miles</text:span> of walking on very hilly roads</text:p>
      <text:p text:style-name="P24">I did the same workout as yesterday except today the first down and up was faster than the second. Yesterday it was the other way around.</text:p>
      <text:list xml:id="list36661153" text:continue-numbering="true" text:style-name="L9">
        <text:list-item>
          <text:list>
            <text:list-header>
              <text:p text:style-name="P108">0.8 mile downhill walk, Ave Pace: 15:16/mile, Ave HR: 76,-&gt;1160 HeartBeats/Mile, 267 ft/mile el. gain <text:s/></text:p>
              <text:p text:style-name="P108">0.8 mile uphill walk, <text:s text:c="5"/>Ave Pace: 15:50/mile, Ave HR: 93,-&gt;1472 HeartBeats/Mile, 267 ft/mile el. loss</text:p>
              <text:p text:style-name="P108">0.8 mile downhill walk, Ave Pace: 14:04/mile, Ave HR: 86,-&gt;1210 HeartBeats/Mile, 267 ft/mile el. gain <text:s/></text:p>
              <text:p text:style-name="P108">0.8 mile uphill walk, <text:s text:c="5"/>Ave Pace: 14:26/mile, AveHR:116,-&gt;1674 HeartBeats/Mile, 267 ft/mile el. loss</text:p>
            </text:list-header>
          </text:list>
        </text:list-item>
      </text:list>
      <text:p text:style-name="P24"/>
      <text:p text:style-name="P24"/>
      <text:p text:style-name="P78"/>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text:soft-page-break/></text:p>
      <text:list xml:id="list6003419920197263038" text:style-name="L10">
        <text:list-item>
          <text:list>
            <text:list-header>
              <text:p text:style-name="P111">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7T16:43:40.52</dc:date>
    <dc:creator>James Lombardi</dc:creator>
    <meta:editing-duration>P7DT8H23S</meta:editing-duration>
    <meta:editing-cycles>634</meta:editing-cycles>
    <meta:generator>OpenOffice/4.1.2$Win32 OpenOffice.org_project/412m3$Build-9782</meta:generator>
    <meta:document-statistic meta:table-count="0" meta:image-count="1" meta:object-count="0" meta:page-count="74" meta:paragraph-count="2046" meta:word-count="22931" meta:character-count="116023"/>
  </office:meta>
</office:document-meta>
</file>